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82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HDMI 2.0 DP 1.4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Logitech K120 USB</text:p>
          </table:table-cell>
          <table:table-cell table:style-name="ce309" office:value-type="float" office:value="105800" calcext:value-type="float">
            <text:p>105,8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4T17:10:30.377341749</dc:date>
    <meta:editing-duration>P20DT8H35M58S</meta:editing-duration>
    <meta:editing-cycles>1015</meta:editing-cycles>
    <meta:generator>LibreOffice/24.8.4.2$Linux_X86_64 LibreOffice_project/480$Build-2</meta:generator>
    <meta:document-statistic meta:table-count="18" meta:cell-count="1312" meta:object-count="0"/>
  </office:meta>
</office:document-meta>
</file>